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456D7F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 style:list-style-name="Numbering_20_1"/>
    <style:style style:name="P3" style:family="paragraph" style:parent-style-name="MiCuerpo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iCuerpo1"><draw:frame draw:style-name="fr1" draw:name="gráficos1" text:anchor-type="paragraph" svg:y="-1.401cm" svg:width="21.59cm" svg:height="2.461cm" draw:z-index="0"><draw:image xlink:href="Pictures/10000201000002FA00000056456D7F74.png" xlink:type="simple" xlink:show="embed" xlink:actuate="onLoad"/></draw:frame></text:p>
      <text:section text:style-name="Sect1" text:name="Sección1">
        <text:section text:style-name="Sect2" text:name="Sección2">
          <text:p text:style-name="MiSubtitulo2">Starting</text:p>
          <text:p text:style-name="MiCuerpo1">To start operations <text:s/>press <text:span text:style-name="MiTeclas1">Ctrl+N</text:span> or click the icon &lt;icon&gt;</text:p>
          <text:p text:style-name="MiSubtitulo2">A Sale</text:p>
          <text:list xml:id="list1127025947" text:style-name="Numbering_20_1">
            <text:list-item>
              <text:p text:style-name="P2"><text:span text:style-name="MioNormal">Enter code and press enter. You can enter quantities <text:s/>in the code input box as </text:span><text:span text:style-name="MiRealzado3">10x1234</text:span><text:span text:style-name="MioNormal">, meaning that 10 products which code is </text:span><text:span text:style-name="MiRealzado3">1234</text:span><text:span text:style-name="MioNormal"> will be inserted. To activate the code input box use </text:span><text:span text:style-name="MiTeclas1">F2</text:span><text:span text:style-name="MioNormal"> or click the icon &lt;icon&gt;. Repeat for each item.</text:span></text:p>
            </text:list-item>
            <text:list-item>
              <text:p text:style-name="P2"><text:span text:style-name="MioNormal">Select the payment method, using </text:span><text:span text:style-name="MiTeclas1">TAB key</text:span><text:span text:style-name="MioNormal">, or </text:span><text:span text:style-name="MiTeclas1">Alt+S</text:span><text:span text:style-name="MioNormal"> for Cash, </text:span><text:span text:style-name="MiTeclas1">Alt+R</text:span><text:span text:style-name="MioNormal"> for Card.</text:span></text:p>
            </text:list-item>
            <text:list-item>
              <text:p text:style-name="P2"><text:span text:style-name="MioNormal">If pay in cash, select the payment quantity inputbox using </text:span><text:span text:style-name="MiTeclas1">TAB key</text:span><text:span text:style-name="MioNormal"> once or more, or </text:span><text:span text:style-name="MiTeclas1">Alt+A</text:span><text:span text:style-name="MioNormal"> and press </text:span><text:span text:style-name="MiTeclas1">Enter</text:span><text:span text:style-name="MioNormal">. </text:span></text:p>
            </text:list-item>
            <text:list-item>
              <text:p text:style-name="P2"><text:span text:style-name="MioNormal">If pay with</text:span><text:span text:style-name="MioNormal"><text:span text:style-name="T2"> card</text:span></text:span><text:span text:style-name="MioNormal">, enter the </text:span><text:span text:style-name="MioNormal"><text:span text:style-name="T1">Card number</text:span></text:span><text:span text:style-name="MioNormal"> and </text:span><text:span text:style-name="MioNormal"><text:span text:style-name="T1">Authorization number</text:span></text:span><text:span text:style-name="MioNormal"> and press </text:span><text:span text:style-name="MiTeclas1">Enter</text:span><text:span text:style-name="MioNormal">.</text:span></text:p>
            </text:list-item>
          </text:list>
          <text:p text:style-name="MiSubtitulo2">Searching products</text:p>
          <text:list xml:id="list109298134" text:style-name="L1">
            <text:list-item>
              <text:p text:style-name="P3">Launch the search panel pressing <text:span text:style-name="MiTeclas1">F3</text:span> and select the kind of filter you need.</text:p>
            </text:list-item>
            <text:list-item>
              <text:p text:style-name="P3">Use the products <text:span text:style-name="MioNormal">grid</text:span> pressing <text:span text:style-name="MiTeclas1">Ctrl+P</text:span>, or clicking on the icon &lt;icon&gt;.</text:p>
            </text:list-item>
          </text:list>
          <text:p text:style-name="MiSubtitulo2">Deleting a product from buy list</text:p>
          <text:p text:style-name="MiCuerpo1">Select the desired product and press <text:span text:style-name="MiTeclas1">Ctrl+- (Ctrl+minus)</text:span> click on the icon &lt;icon&gt;.</text:p>
          <text:p text:style-name="MiSubtitulo2">Cancelling current transaction</text:p>
          <text:p text:style-name="MiCuerpo1">Press <text:span text:style-name="MiTeclas1">F10</text:span> or click on the icon &lt;icon&gt;.</text:p>
          <text:p text:style-name="MiSubtitulo2">Cancelling a Ticket (transaction)</text:p>
          <text:p text:style-name="MiCuerpo1">Press <text:span text:style-name="MiTeclas1">F11</text:span> or click on the icon &lt;icon&gt; and enter the <text:span text:style-name="T1">ticket number</text:span> to cancel. </text:p>
          <text:p text:style-name="MiSubtitulo2">Reprint Tickets</text:p>
          <text:p text:style-name="MiCuerpo1">Press <text:span text:style-name="MiTeclas1">F5</text:span> or click the icon &lt;icon&gt;, then select the ticket you want to print again and click the button &lt;image&gt;.</text:p>
          <text:p text:style-name="MiSubtitulo2">Price Checker</text:p>
          <text:p text:style-name="MiCuerpo1">Press <text:span text:style-name="MiTeclas1">F9</text:span> or select the icon &lt;icon&gt;, the price checker dialog will be shown, enter a product code and press enter or use a barcode reader.</text:p>
          <text:p text:style-name="MiSubtitulo2">Cash Available in drawer</text:p>
          <text:p text:style-name="MiCuerpo1">Press <text:span text:style-name="MiTeclas1">F6</text:span> or select the icon &lt;icon&gt;, a little <text:s/>message will be shown on the bottom of the screen showing the amount in the drawer.</text:p>
          <text:p text:style-name="MiSubtitulo2">Cash Out</text:p>
          <text:p text:style-name="MiCuerpo1">Press <text:span text:style-name="MiTeclas1">F7</text:span> or select the icon &lt;icon&gt; and enter the <text:span text:style-name="T1">amount</text:span> and the <text:span text:style-name="T1">reason</text:span> for the money out.</text:p>
          <text:p text:style-name="MiSubtitulo2">Cash In</text:p>
          <text:p text:style-name="MiCuerpo1">Press <text:span text:style-name="MiTeclas1">F8</text:span> or select the icon &lt;icon&gt; and enter the <text:span text:style-name="T1">amount</text:span> and the <text:span text:style-name="T1">reason</text:span> for the money in.</text:p>
          <text:p text:style-name="MiSubtitulo2">Balance</text:p>
          <text:p text:style-name="MiCuerpo1">Press <text:span text:style-name="MiTeclas1">CTRL-B</text:span> or select the icon &lt;icon&gt;, a dialog with balance information will be shown, depending on configuration the report will be printed.</text:p>
          <text:p text:style-name="MiSubtitulo2">End of day report</text:p>
          <text:p text:style-name="MiCuerpo1">Press <text:span text:style-name="MiTeclas1">Ctrl-W</text:span> or select the icon &lt;icon&gt;, depending <text:s/>on configuration the report will be printed.</text:p>
          <text:p text:style-name="MiSubtitulo2">Log in / log out</text:p>
          <text:p text:style-name="MiCuerpo1">Press <text:span text:style-name="MiTeclas1">CTRL-L</text:span> or click the icon &lt;icon&gt; to change from user (vendor). A Balance for the logged user will be done if any user is logged in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09-05-27T16:20:34</dc:date>
    <meta:editing-duration>PT13H24M22S</meta:editing-duration>
    <meta:editing-cycles>69</meta:editing-cycles>
    <meta:generator>OpenOffice.org/3.1$Linux OpenOffice.org_project/310m11$Build-9399</meta:generator>
    <meta:document-statistic meta:table-count="0" meta:image-count="1" meta:object-count="0" meta:page-count="1" meta:paragraph-count="33" meta:word-count="384" meta:character-count="2087"/>
  </office:meta>
</office:document-meta>
</file>